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LS 2 min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05100</text:p>
          </table:table-cell>
          <table:table-cell table:number-columns-repeated="4"/>
          <table:table-cell table:formula="of:=[.E3]-[.C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H3]-[.C3]" office:value-type="float" office:value="1698" calcext:value-type="float">
            <text:p>1698</text:p>
          </table:table-cell>
          <table:table-cell table:formula="of:=([.H3]-[.C3])/[.C3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10100</text:p>
          </table:table-cell>
          <table:table-cell table:number-columns-repeated="4"/>
          <table:table-cell table:formula="of:=[.E4]-[.C4]" office:value-type="float" office:value="0" calcext:value-type="float">
            <text:p>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H4]-[.C4]" office:value-type="float" office:value="1360" calcext:value-type="float">
            <text:p>1360</text:p>
          </table:table-cell>
          <table:table-cell table:formula="of:=([.H4]-[.C4])/[.C4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20100</text:p>
          </table:table-cell>
          <table:table-cell table:number-columns-repeated="4"/>
          <table:table-cell table:formula="of:=[.E5]-[.C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H5]-[.C5]" office:value-type="float" office:value="1158" calcext:value-type="float">
            <text:p>1158</text:p>
          </table:table-cell>
          <table:table-cell table:formula="of:=([.H5]-[.C5])/[.C5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05200</text:p>
          </table:table-cell>
          <table:table-cell table:number-columns-repeated="4"/>
          <table:table-cell table:formula="of:=[.E6]-[.C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H6]-[.C6]" office:value-type="float" office:value="3235" calcext:value-type="float">
            <text:p>3235</text:p>
          </table:table-cell>
          <table:table-cell table:formula="of:=([.H6]-[.C6])/[.C6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10200</text:p>
          </table:table-cell>
          <table:table-cell table:number-columns-repeated="4"/>
          <table:table-cell table:formula="of:=[.E7]-[.C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H7]-[.C7]" office:value-type="float" office:value="2623" calcext:value-type="float">
            <text:p>2623</text:p>
          </table:table-cell>
          <table:table-cell table:formula="of:=([.H7]-[.C7])/[.C7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20200</text:p>
          </table:table-cell>
          <table:table-cell table:number-columns-repeated="4"/>
          <table:table-cell table:formula="of:=[.E8]-[.C8]" office:value-type="float" office:value="0" calcext:value-type="float">
            <text:p>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H8]-[.C8]" office:value-type="float" office:value="2339" calcext:value-type="float">
            <text:p>2339</text:p>
          </table:table-cell>
          <table:table-cell table:formula="of:=([.H8]-[.C8])/[.C8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05100</text:p>
          </table:table-cell>
          <table:table-cell table:number-columns-repeated="4"/>
          <table:table-cell table:formula="of:=[.E9]-[.C9]" office:value-type="float" office:value="0" calcext:value-type="float">
            <text:p>0</text:p>
          </table:table-cell>
          <table:table-cell/>
          <table:table-cell office:value-type="float" office:value="1845" calcext:value-type="float">
            <text:p>1845</text:p>
          </table:table-cell>
          <table:table-cell table:formula="of:=[.H9]-[.C9]" office:value-type="float" office:value="1845" calcext:value-type="float">
            <text:p>1845</text:p>
          </table:table-cell>
          <table:table-cell table:formula="of:=([.H9]-[.C9])/[.C9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10100</text:p>
          </table:table-cell>
          <table:table-cell table:number-columns-repeated="4"/>
          <table:table-cell table:formula="of:=[.E10]-[.C10]" office:value-type="float" office:value="0" calcext:value-type="float">
            <text:p>0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H10]-[.C10]" office:value-type="float" office:value="1407" calcext:value-type="float">
            <text:p>1407</text:p>
          </table:table-cell>
          <table:table-cell table:formula="of:=([.H10]-[.C10])/[.C10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20100</text:p>
          </table:table-cell>
          <table:table-cell table:number-columns-repeated="4"/>
          <table:table-cell table:formula="of:=[.E11]-[.C11]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H11]-[.C11]" office:value-type="float" office:value="1166" calcext:value-type="float">
            <text:p>1166</text:p>
          </table:table-cell>
          <table:table-cell table:formula="of:=([.H11]-[.C11])/[.C11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05200</text:p>
          </table:table-cell>
          <table:table-cell table:number-columns-repeated="4"/>
          <table:table-cell table:formula="of:=[.E12]-[.C12]" office:value-type="float" office:value="0" calcext:value-type="float">
            <text:p>0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H12]-[.C12]" office:value-type="float" office:value="3552" calcext:value-type="float">
            <text:p>3552</text:p>
          </table:table-cell>
          <table:table-cell table:formula="of:=([.H12]-[.C12])/[.C12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10200</text:p>
          </table:table-cell>
          <table:table-cell table:number-columns-repeated="4"/>
          <table:table-cell table:formula="of:=[.E13]-[.C13]" office:value-type="float" office:value="0" calcext:value-type="float">
            <text:p>0</text:p>
          </table:table-cell>
          <table:table-cell/>
          <table:table-cell office:value-type="float" office:value="2829" calcext:value-type="float">
            <text:p>2829</text:p>
          </table:table-cell>
          <table:table-cell table:formula="of:=[.H13]-[.C13]" office:value-type="float" office:value="2829" calcext:value-type="float">
            <text:p>2829</text:p>
          </table:table-cell>
          <table:table-cell table:formula="of:=([.H13]-[.C13])/[.C13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20200</text:p>
          </table:table-cell>
          <table:table-cell table:number-columns-repeated="4"/>
          <table:table-cell table:formula="of:=[.E14]-[.C14]" office:value-type="float" office:value="0" calcext:value-type="float">
            <text:p>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H14]-[.C14]" office:value-type="float" office:value="2339" calcext:value-type="float">
            <text:p>2339</text:p>
          </table:table-cell>
          <table:table-cell table:formula="of:=([.H14]-[.C14])/[.C14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H15]-[.C15]" office:value-type="float" office:value="1" calcext:value-type="float">
            <text:p>1</text:p>
          </table:table-cell>
          <table:table-cell table:formula="of:=([.H15]-[.C15])/[.C15]*100" office:value-type="float" office:value="0.0518134715025907" calcext:value-type="float">
            <text:p>0.05</text:p>
          </table:table-cell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H16]-[.C16]" office:value-type="float" office:value="2" calcext:value-type="float">
            <text:p>2</text:p>
          </table:table-cell>
          <table:table-cell table:formula="of:=([.H16]-[.C16])/[.C16]*100" office:value-type="float" office:value="0.142857142857143" calcext:value-type="float">
            <text:p>0.14</text:p>
          </table:table-cell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/>
          <table:table-cell office:value-type="float" office:value="1243" calcext:value-type="float">
            <text:p>1243</text:p>
          </table:table-cell>
          <table:table-cell table:formula="of:=[.H17]-[.C17]" office:value-type="float" office:value="0" calcext:value-type="float">
            <text:p>0</text:p>
          </table:table-cell>
          <table:table-cell table:formula="of:=([.H17]-[.C17])/[.C1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/>
          <table:table-cell office:value-type="float" office:value="3457" calcext:value-type="float">
            <text:p>3457</text:p>
          </table:table-cell>
          <table:table-cell table:formula="of:=[.H18]-[.C18]" office:value-type="float" office:value="2" calcext:value-type="float">
            <text:p>2</text:p>
          </table:table-cell>
          <table:table-cell table:formula="of:=([.H18]-[.C18])/[.C18]*100" office:value-type="float" office:value="0.0578871201157742" calcext:value-type="float">
            <text:p>0.06</text:p>
          </table:table-cell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/>
          <table:table-cell office:value-type="float" office:value="2806" calcext:value-type="float">
            <text:p>2806</text:p>
          </table:table-cell>
          <table:table-cell table:formula="of:=[.H19]-[.C19]" office:value-type="float" office:value="2" calcext:value-type="float">
            <text:p>2</text:p>
          </table:table-cell>
          <table:table-cell table:formula="of:=([.H19]-[.C19])/[.C19]*100" office:value-type="float" office:value="0.0713266761768902" calcext:value-type="float">
            <text:p>0.07</text:p>
          </table:table-cell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/>
          <table:table-cell office:value-type="float" office:value="2394" calcext:value-type="float">
            <text:p>2394</text:p>
          </table:table-cell>
          <table:table-cell table:formula="of:=[.H20]-[.C20]" office:value-type="float" office:value="3" calcext:value-type="float">
            <text:p>3</text:p>
          </table:table-cell>
          <table:table-cell table:formula="of:=([.H20]-[.C20])/[.C20]*100" office:value-type="float" office:value="0.125470514429109" calcext:value-type="float">
            <text:p>0.13</text:p>
          </table:table-cell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H21]-[.C21]" office:value-type="float" office:value="1" calcext:value-type="float">
            <text:p>1</text:p>
          </table:table-cell>
          <table:table-cell table:formula="of:=([.H21]-[.C21])/[.C21]*100" office:value-type="float" office:value="0.0178699070764832" calcext:value-type="float">
            <text:p>0.02</text:p>
          </table:table-cell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/>
          <table:table-cell office:value-type="float" office:value="4790" calcext:value-type="float">
            <text:p>4790</text:p>
          </table:table-cell>
          <table:table-cell table:formula="of:=[.H22]-[.C22]" office:value-type="float" office:value="8" calcext:value-type="float">
            <text:p>8</text:p>
          </table:table-cell>
          <table:table-cell table:formula="of:=([.H22]-[.C22])/[.C22]*100" office:value-type="float" office:value="0.167294019238812" calcext:value-type="float">
            <text:p>0.17</text:p>
          </table:table-cell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/>
          <table:table-cell office:value-type="float" office:value="4251" calcext:value-type="float">
            <text:p>4251</text:p>
          </table:table-cell>
          <table:table-cell table:formula="of:=[.H23]-[.C23]" office:value-type="float" office:value="7" calcext:value-type="float">
            <text:p>7</text:p>
          </table:table-cell>
          <table:table-cell table:formula="of:=([.H23]-[.C23])/[.C23]*100" office:value-type="float" office:value="0.164938737040528" calcext:value-type="float">
            <text:p>0.16</text:p>
          </table:table-cell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/>
          <table:table-cell office:value-type="float" office:value="11349" calcext:value-type="float">
            <text:p>11349</text:p>
          </table:table-cell>
          <table:table-cell table:formula="of:=[.H24]-[.C24]" office:value-type="float" office:value="10" calcext:value-type="float">
            <text:p>10</text:p>
          </table:table-cell>
          <table:table-cell table:formula="of:=([.H24]-[.C24])/[.C24]*100" office:value-type="float" office:value="0.0881911985183879" calcext:value-type="float">
            <text:p>0.09</text:p>
          </table:table-cell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/>
          <table:table-cell office:value-type="float" office:value="9997" calcext:value-type="float">
            <text:p>9997</text:p>
          </table:table-cell>
          <table:table-cell table:formula="of:=[.H25]-[.C25]" office:value-type="float" office:value="15" calcext:value-type="float">
            <text:p>15</text:p>
          </table:table-cell>
          <table:table-cell table:formula="of:=([.H25]-[.C25])/[.C25]*100" office:value-type="float" office:value="0.150270486876377" calcext:value-type="float">
            <text:p>0.15</text:p>
          </table:table-cell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/>
          <table:table-cell office:value-type="float" office:value="9356" calcext:value-type="float">
            <text:p>9356</text:p>
          </table:table-cell>
          <table:table-cell table:formula="of:=[.H26]-[.C26]" office:value-type="float" office:value="30" calcext:value-type="float">
            <text:p>30</text:p>
          </table:table-cell>
          <table:table-cell table:formula="of:=([.H26]-[.C26])/[.C26]*100" office:value-type="float" office:value="0.321681321037958" calcext:value-type="float">
            <text:p>0.32</text:p>
          </table:table-cell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/>
          <table:table-cell office:value-type="float" office:value="18819" calcext:value-type="float">
            <text:p>18819</text:p>
          </table:table-cell>
          <table:table-cell table:formula="of:=[.H27]-[.C27]" office:value-type="float" office:value="17" calcext:value-type="float">
            <text:p>17</text:p>
          </table:table-cell>
          <table:table-cell table:formula="of:=([.H27]-[.C27])/[.C27]*100" office:value-type="float" office:value="0.0904159132007233" calcext:value-type="float">
            <text:p>0.09</text:p>
          </table:table-cell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/>
          <table:table-cell office:value-type="float" office:value="17185" calcext:value-type="float">
            <text:p>17185</text:p>
          </table:table-cell>
          <table:table-cell table:formula="of:=[.H28]-[.C28]" office:value-type="float" office:value="40" calcext:value-type="float">
            <text:p>40</text:p>
          </table:table-cell>
          <table:table-cell table:formula="of:=([.H28]-[.C28])/[.C28]*100" office:value-type="float" office:value="0.233304170312044" calcext:value-type="float">
            <text:p>0.23</text:p>
          </table:table-cell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/>
          <table:table-cell office:value-type="float" office:value="16350" calcext:value-type="float">
            <text:p>16350</text:p>
          </table:table-cell>
          <table:table-cell table:formula="of:=[.H29]-[.C29]" office:value-type="float" office:value="66" calcext:value-type="float">
            <text:p>66</text:p>
          </table:table-cell>
          <table:table-cell table:formula="of:=([.H29]-[.C29])/[.C29]*100" office:value-type="float" office:value="0.405305821665438" calcext:value-type="float">
            <text:p>0.41</text:p>
          </table:table-cell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/>
          <table:table-cell office:value-type="float" office:value="6353" calcext:value-type="float">
            <text:p>6353</text:p>
          </table:table-cell>
          <table:table-cell table:formula="of:=[.H30]-[.C30]" office:value-type="float" office:value="0" calcext:value-type="float">
            <text:p>0</text:p>
          </table:table-cell>
          <table:table-cell table:formula="of:=([.H30]-[.C30])/[.C30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/>
          <table:table-cell office:value-type="float" office:value="6366" calcext:value-type="float">
            <text:p>6366</text:p>
          </table:table-cell>
          <table:table-cell table:formula="of:=[.H31]-[.C31]" office:value-type="float" office:value="19" calcext:value-type="float">
            <text:p>19</text:p>
          </table:table-cell>
          <table:table-cell table:formula="of:=([.H31]-[.C31])/[.C31]*100" office:value-type="float" office:value="0.299354025523869" calcext:value-type="float">
            <text:p>0.30</text:p>
          </table:table-cell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/>
          <table:table-cell office:value-type="float" office:value="6270" calcext:value-type="float">
            <text:p>6270</text:p>
          </table:table-cell>
          <table:table-cell table:formula="of:=[.H32]-[.C32]" office:value-type="float" office:value="85" calcext:value-type="float">
            <text:p>85</text:p>
          </table:table-cell>
          <table:table-cell table:formula="of:=([.H32]-[.C32])/[.C32]*100" office:value-type="float" office:value="1.37429264349232" calcext:value-type="float">
            <text:p>1.37</text:p>
          </table:table-cell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/>
          <table:table-cell office:value-type="float" office:value="12752" calcext:value-type="float">
            <text:p>12752</text:p>
          </table:table-cell>
          <table:table-cell table:formula="of:=[.H33]-[.C33]" office:value-type="float" office:value="10" calcext:value-type="float">
            <text:p>10</text:p>
          </table:table-cell>
          <table:table-cell table:formula="of:=([.H33]-[.C33])/[.C33]*100" office:value-type="float" office:value="0.0784806152880239" calcext:value-type="float">
            <text:p>0.08</text:p>
          </table:table-cell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/>
          <table:table-cell office:value-type="float" office:value="12472" calcext:value-type="float">
            <text:p>12472</text:p>
          </table:table-cell>
          <table:table-cell table:formula="of:=[.H34]-[.C34]" office:value-type="float" office:value="42" calcext:value-type="float">
            <text:p>42</text:p>
          </table:table-cell>
          <table:table-cell table:formula="of:=([.H34]-[.C34])/[.C34]*100" office:value-type="float" office:value="0.337892196299276" calcext:value-type="float">
            <text:p>0.34</text:p>
          </table:table-cell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/>
          <table:table-cell office:value-type="float" office:value="12366" calcext:value-type="float">
            <text:p>12366</text:p>
          </table:table-cell>
          <table:table-cell table:formula="of:=[.H35]-[.C35]" office:value-type="float" office:value="131" calcext:value-type="float">
            <text:p>131</text:p>
          </table:table-cell>
          <table:table-cell table:formula="of:=([.H35]-[.C35])/[.C35]*100" office:value-type="float" office:value="1.07069881487536" calcext:value-type="float">
            <text:p>1.07</text:p>
          </table:table-cell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/>
          <table:table-cell office:value-type="float" office:value="25011" calcext:value-type="float">
            <text:p>25011</text:p>
          </table:table-cell>
          <table:table-cell table:formula="of:=[.H36]-[.C36]" office:value-type="float" office:value="50" calcext:value-type="float">
            <text:p>50</text:p>
          </table:table-cell>
          <table:table-cell table:formula="of:=([.H36]-[.C36])/[.C36]*100" office:value-type="float" office:value="0.200312487480469" calcext:value-type="float">
            <text:p>0.20</text:p>
          </table:table-cell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/>
          <table:table-cell office:value-type="float" office:value="24746" calcext:value-type="float">
            <text:p>24746</text:p>
          </table:table-cell>
          <table:table-cell table:formula="of:=[.H37]-[.C37]" office:value-type="float" office:value="183" calcext:value-type="float">
            <text:p>183</text:p>
          </table:table-cell>
          <table:table-cell table:formula="of:=([.H37]-[.C37])/[.C37]*100" office:value-type="float" office:value="0.745023002076294" calcext:value-type="float">
            <text:p>0.75</text:p>
          </table:table-cell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/>
          <table:table-cell office:value-type="float" office:value="24748" calcext:value-type="float">
            <text:p>24748</text:p>
          </table:table-cell>
          <table:table-cell table:formula="of:=[.H38]-[.C38]" office:value-type="float" office:value="398" calcext:value-type="float">
            <text:p>398</text:p>
          </table:table-cell>
          <table:table-cell table:formula="of:=([.H38]-[.C38])/[.C38]*100" office:value-type="float" office:value="1.63449691991786" calcext:value-type="float">
            <text:p>1.63</text:p>
          </table:table-cell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/>
          <table:table-cell office:value-type="float" office:value="55563" calcext:value-type="float">
            <text:p>55563</text:p>
          </table:table-cell>
          <table:table-cell table:formula="of:=[.H39]-[.C39]" office:value-type="float" office:value="159" calcext:value-type="float">
            <text:p>159</text:p>
          </table:table-cell>
          <table:table-cell table:formula="of:=([.H39]-[.C39])/[.C39]*100" office:value-type="float" office:value="0.286982889322071" calcext:value-type="float">
            <text:p>0.29</text:p>
          </table:table-cell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/>
          <table:table-cell office:value-type="float" office:value="55383" calcext:value-type="float">
            <text:p>55383</text:p>
          </table:table-cell>
          <table:table-cell table:formula="of:=[.H40]-[.C40]" office:value-type="float" office:value="549" calcext:value-type="float">
            <text:p>549</text:p>
          </table:table-cell>
          <table:table-cell table:formula="of:=([.H40]-[.C40])/[.C40]*100" office:value-type="float" office:value="1.00120363278258" calcext:value-type="float">
            <text:p>1.00</text:p>
          </table:table-cell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/>
          <table:table-cell office:value-type="float" office:value="55317" calcext:value-type="float">
            <text:p>55317</text:p>
          </table:table-cell>
          <table:table-cell table:formula="of:=[.H41]-[.C41]" office:value-type="float" office:value="766" calcext:value-type="float">
            <text:p>766</text:p>
          </table:table-cell>
          <table:table-cell table:formula="of:=([.H41]-[.C41])/[.C41]*100" office:value-type="float" office:value="1.40419057395831" calcext:value-type="float">
            <text:p>1.40</text:p>
          </table:table-cell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/>
          <table:table-cell office:value-type="float" office:value="98170" calcext:value-type="float">
            <text:p>98170</text:p>
          </table:table-cell>
          <table:table-cell table:formula="of:=[.H42]-[.C42]" office:value-type="float" office:value="346" calcext:value-type="float">
            <text:p>346</text:p>
          </table:table-cell>
          <table:table-cell table:formula="of:=([.H42]-[.C42])/[.C42]*100" office:value-type="float" office:value="0.353696434412823" calcext:value-type="float">
            <text:p>0.35</text:p>
          </table:table-cell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/>
          <table:table-cell office:value-type="float" office:value="97968" calcext:value-type="float">
            <text:p>97968</text:p>
          </table:table-cell>
          <table:table-cell table:formula="of:=[.H43]-[.C43]" office:value-type="float" office:value="862" calcext:value-type="float">
            <text:p>862</text:p>
          </table:table-cell>
          <table:table-cell table:formula="of:=([.H43]-[.C43])/[.C43]*100" office:value-type="float" office:value="0.887689741107655" calcext:value-type="float">
            <text:p>0.89</text:p>
          </table:table-cell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/>
          <table:table-cell office:value-type="float" office:value="98349" calcext:value-type="float">
            <text:p>98349</text:p>
          </table:table-cell>
          <table:table-cell table:formula="of:=[.H44]-[.C44]" office:value-type="float" office:value="1315" calcext:value-type="float">
            <text:p>1315</text:p>
          </table:table-cell>
          <table:table-cell table:formula="of:=([.H44]-[.C44])/[.C44]*100" office:value-type="float" office:value="1.35519508625843" calcext:value-type="float">
            <text:p>1.36</text:p>
          </table:table-cell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/>
          <table:table-cell office:value-type="float" office:value="12684" calcext:value-type="float">
            <text:p>12684</text:p>
          </table:table-cell>
          <table:table-cell table:formula="of:=[.H45]-[.C45]" office:value-type="float" office:value="3" calcext:value-type="float">
            <text:p>3</text:p>
          </table:table-cell>
          <table:table-cell table:formula="of:=([.H45]-[.C45])/[.C45]*100" office:value-type="float" office:value="0.0236574402649633" calcext:value-type="float">
            <text:p>0.02</text:p>
          </table:table-cell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/>
          <table:table-cell office:value-type="float" office:value="11588" calcext:value-type="float">
            <text:p>11588</text:p>
          </table:table-cell>
          <table:table-cell table:formula="of:=[.H46]-[.C46]" office:value-type="float" office:value="11" calcext:value-type="float">
            <text:p>11</text:p>
          </table:table-cell>
          <table:table-cell table:formula="of:=([.H46]-[.C46])/[.C46]*100" office:value-type="float" office:value="0.095015979960266" calcext:value-type="float">
            <text:p>0.10</text:p>
          </table:table-cell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/>
          <table:table-cell office:value-type="float" office:value="8498" calcext:value-type="float">
            <text:p>8498</text:p>
          </table:table-cell>
          <table:table-cell table:formula="of:=[.H47]-[.C47]" office:value-type="float" office:value="62" calcext:value-type="float">
            <text:p>62</text:p>
          </table:table-cell>
          <table:table-cell table:formula="of:=([.H47]-[.C47])/[.C47]*100" office:value-type="float" office:value="0.734945471787577" calcext:value-type="float">
            <text:p>0.73</text:p>
          </table:table-cell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H48]-[.C48]" office:value-type="float" office:value="0" calcext:value-type="float">
            <text:p>0</text:p>
          </table:table-cell>
          <table:table-cell table:formula="of:=([.H48]-[.C48])/[.C4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/>
          <table:table-cell office:value-type="float" office:value="23316" calcext:value-type="float">
            <text:p>23316</text:p>
          </table:table-cell>
          <table:table-cell table:formula="of:=[.H49]-[.C49]" office:value-type="float" office:value="9" calcext:value-type="float">
            <text:p>9</text:p>
          </table:table-cell>
          <table:table-cell table:formula="of:=([.H49]-[.C49])/[.C49]*100" office:value-type="float" office:value="0.0386150083665851" calcext:value-type="float">
            <text:p>0.04</text:p>
          </table:table-cell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/>
          <table:table-cell office:value-type="float" office:value="22465" calcext:value-type="float">
            <text:p>22465</text:p>
          </table:table-cell>
          <table:table-cell table:formula="of:=[.H50]-[.C50]" office:value-type="float" office:value="86" calcext:value-type="float">
            <text:p>86</text:p>
          </table:table-cell>
          <table:table-cell table:formula="of:=([.H50]-[.C50])/[.C50]*100" office:value-type="float" office:value="0.384288842218151" calcext:value-type="float">
            <text:p>0.38</text:p>
          </table:table-cell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/>
          <table:table-cell office:value-type="float" office:value="45750" calcext:value-type="float">
            <text:p>45750</text:p>
          </table:table-cell>
          <table:table-cell table:formula="of:=[.H51]-[.C51]" office:value-type="float" office:value="4" calcext:value-type="float">
            <text:p>4</text:p>
          </table:table-cell>
          <table:table-cell table:formula="of:=([.H51]-[.C51])/[.C51]*100" office:value-type="float" office:value="0.00874393389585975" calcext:value-type="float">
            <text:p>0.01</text:p>
          </table:table-cell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/>
          <table:table-cell office:value-type="float" office:value="44945" calcext:value-type="float">
            <text:p>44945</text:p>
          </table:table-cell>
          <table:table-cell table:formula="of:=[.H52]-[.C52]" office:value-type="float" office:value="68" calcext:value-type="float">
            <text:p>68</text:p>
          </table:table-cell>
          <table:table-cell table:formula="of:=([.H52]-[.C52])/[.C52]*100" office:value-type="float" office:value="0.151525280210353" calcext:value-type="float">
            <text:p>0.15</text:p>
          </table:table-cell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/>
          <table:table-cell office:value-type="float" office:value="44751" calcext:value-type="float">
            <text:p>44751</text:p>
          </table:table-cell>
          <table:table-cell table:formula="of:=[.H53]-[.C53]" office:value-type="float" office:value="190" calcext:value-type="float">
            <text:p>190</text:p>
          </table:table-cell>
          <table:table-cell table:formula="of:=([.H53]-[.C53])/[.C53]*100" office:value-type="float" office:value="0.426381813693588" calcext:value-type="float">
            <text:p>0.43</text:p>
          </table:table-cell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/>
          <table:table-cell office:value-type="float" office:value="102455" calcext:value-type="float">
            <text:p>102455</text:p>
          </table:table-cell>
          <table:table-cell table:formula="of:=[.H54]-[.C54]" office:value-type="float" office:value="34" calcext:value-type="float">
            <text:p>34</text:p>
          </table:table-cell>
          <table:table-cell table:formula="of:=([.H54]-[.C54])/[.C54]*100" office:value-type="float" office:value="0.0331963171615196" calcext:value-type="float">
            <text:p>0.03</text:p>
          </table:table-cell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/>
          <table:table-cell office:value-type="float" office:value="100561" calcext:value-type="float">
            <text:p>100561</text:p>
          </table:table-cell>
          <table:table-cell table:formula="of:=[.H55]-[.C55]" office:value-type="float" office:value="134" calcext:value-type="float">
            <text:p>134</text:p>
          </table:table-cell>
          <table:table-cell table:formula="of:=([.H55]-[.C55])/[.C55]*100" office:value-type="float" office:value="0.133430252820457" calcext:value-type="float">
            <text:p>0.13</text:p>
          </table:table-cell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/>
          <table:table-cell office:value-type="float" office:value="100584" calcext:value-type="float">
            <text:p>100584</text:p>
          </table:table-cell>
          <table:table-cell table:formula="of:=[.H56]-[.C56]" office:value-type="float" office:value="435" calcext:value-type="float">
            <text:p>435</text:p>
          </table:table-cell>
          <table:table-cell table:formula="of:=([.H56]-[.C56])/[.C56]*100" office:value-type="float" office:value="0.434352814306683" calcext:value-type="float">
            <text:p>0.43</text:p>
          </table:table-cell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/>
          <table:table-cell office:value-type="float" office:value="180688" calcext:value-type="float">
            <text:p>180688</text:p>
          </table:table-cell>
          <table:table-cell table:formula="of:=[.H57]-[.C57]" office:value-type="float" office:value="43" calcext:value-type="float">
            <text:p>43</text:p>
          </table:table-cell>
          <table:table-cell table:formula="of:=([.H57]-[.C57])/[.C57]*100" office:value-type="float" office:value="0.0238035926817792" calcext:value-type="float">
            <text:p>0.02</text:p>
          </table:table-cell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/>
          <table:table-cell office:value-type="float" office:value="178521" calcext:value-type="float">
            <text:p>178521</text:p>
          </table:table-cell>
          <table:table-cell table:formula="of:=[.H58]-[.C58]" office:value-type="float" office:value="228" calcext:value-type="float">
            <text:p>228</text:p>
          </table:table-cell>
          <table:table-cell table:formula="of:=([.H58]-[.C58])/[.C58]*100" office:value-type="float" office:value="0.127879389544177" calcext:value-type="float">
            <text:p>0.13</text:p>
          </table:table-cell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/>
          <table:table-cell office:value-type="float" office:value="177414" calcext:value-type="float">
            <text:p>177414</text:p>
          </table:table-cell>
          <table:table-cell table:formula="of:=[.H59]-[.C59]" office:value-type="float" office:value="594" calcext:value-type="float">
            <text:p>594</text:p>
          </table:table-cell>
          <table:table-cell table:formula="of:=([.H59]-[.C59])/[.C59]*100" office:value-type="float" office:value="0.335934848998982" calcext:value-type="float">
            <text:p>0.34</text:p>
          </table:table-cell>
        </table:table-row>
        <table:table-row table:style-name="ro1" table:number-rows-repeated="104851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4-24T20:04:35.153318265</dc:date>
    <meta:editing-duration>PT1H47M24S</meta:editing-duration>
    <meta:editing-cycles>19</meta:editing-cycles>
    <meta:generator>LibreOffice/6.0.7.3$Linux_X86_64 LibreOffice_project/00m0$Build-3</meta:generator>
    <meta:document-statistic meta:table-count="1" meta:cell-count="416" meta:object-count="0"/>
  </office:meta>
</office:document-meta>
</file>